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1" table:style-name="ta1">
        <table:shapes>
          <draw:frame draw:z-index="0" draw:style-name="gr1" draw:text-style-name="P1" svg:width="453.51pt" svg:height="255.09pt" svg:x="472.82pt" svg:y="490.85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61.45pt" svg:height="259.54pt" svg:x="482.66pt" svg:y="737.63pt">
            <draw:object draw:notify-on-update-of-ranges="k1.D59:k1.D65 k1.E59:k1.E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65.42pt" svg:height="261.78pt" svg:x="493.26pt" svg:y="1011.86pt">
            <draw:object draw:notify-on-update-of-ranges="k1.D69:k1.D76 k1.E69:k1.E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71pt" svg:height="254.72pt" svg:x="962.96pt" svg:y="505.59pt">
            <draw:object draw:notify-on-update-of-ranges="k1.D45:k1.D51 k1.F45:k1.F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62.96pt" svg:y="751.63pt">
            <draw:object draw:notify-on-update-of-ranges="k1.D59:k1.D65 k1.F59:k1.F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71pt" svg:height="254.72pt" svg:x="948.42pt" svg:y="1009.96pt">
            <draw:object draw:notify-on-update-of-ranges="k1.D69:k1.D76 k1.F69:k1.F7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 =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Generated Packets</text:p>
          </table:table-cell>
          <table:table-cell office:value-type="string" calcext:value-type="string">
            <text:p>Q1#</text:p>
          </table:table-cell>
          <table:table-cell office:value-type="string" calcext:value-type="string">
            <text:p>Q1 Avg Wait</text:p>
          </table:table-cell>
          <table:table-cell office:value-type="string" calcext:value-type="string">
            <text:p>Q1 Drop Rate</text:p>
          </table:table-cell>
          <table:table-cell office:value-type="string" calcext:value-type="string">
            <text:p>Q2#</text:p>
          </table:table-cell>
          <table:table-cell office:value-type="string" calcext:value-type="string">
            <text:p>Q2 Avg Wait</text:p>
          </table:table-cell>
          <table:table-cell office:value-type="string" calcext:value-type="string">
            <text:p>Q2 Drop Rate</text:p>
          </table:table-cell>
          <table:table-cell office:value-type="string" calcext:value-type="string">
            <text:p>Q3#</text:p>
          </table:table-cell>
          <table:table-cell office:value-type="string" calcext:value-type="string">
            <text:p>Q3 Avg Wait</text:p>
          </table:table-cell>
          <table:table-cell office:value-type="string" calcext:value-type="string">
            <text:p>Q3 Drop Rate</text:p>
          </table:table-cell>
          <table:table-cell office:value-type="string" calcext:value-type="string">
            <text:p>Total Avg Wait Time</text:p>
          </table:table-cell>
          <table:table-cell office:value-type="string" calcext:value-type="string">
            <text:p>Total Avg Drop Ra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777" calcext:value-type="float">
            <text:p>299777</text:p>
          </table:table-cell>
          <table:table-cell office:value-type="float" office:value="99803" calcext:value-type="float">
            <text:p>99803</text:p>
          </table:table-cell>
          <table:table-cell office:value-type="float" office:value="0.000453386771119096" calcext:value-type="float">
            <text:p>0.000453386771119</text:p>
          </table:table-cell>
          <table:table-cell office:value-type="float" office:value="0.024658577397473" calcext:value-type="float">
            <text:p>0.024658577397473</text:p>
          </table:table-cell>
          <table:table-cell office:value-type="float" office:value="99949" calcext:value-type="float">
            <text:p>99949</text:p>
          </table:table-cell>
          <table:table-cell office:value-type="float" office:value="0.000465690043233147" calcext:value-type="float">
            <text:p>0.000465690043233</text:p>
          </table:table-cell>
          <table:table-cell office:value-type="float" office:value="0.0147575263384326" calcext:value-type="float">
            <text:p>0.014757526338433</text:p>
          </table:table-cell>
          <table:table-cell office:value-type="float" office:value="100025" calcext:value-type="float">
            <text:p>100025</text:p>
          </table:table-cell>
          <table:table-cell office:value-type="float" office:value="0.000477617295360239" calcext:value-type="float">
            <text:p>0.00047761729536</text:p>
          </table:table-cell>
          <table:table-cell office:value-type="float" office:value="0.00658835291177206" calcext:value-type="float">
            <text:p>0.006588352911772</text:p>
          </table:table-cell>
          <table:table-cell office:value-type="float" office:value="0.000465573689834503" calcext:value-type="float">
            <text:p>0.000465573689835</text:p>
          </table:table-cell>
          <table:table-cell office:value-type="float" office:value="0.0153280605249902" calcext:value-type="float">
            <text:p>0.015328060524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425" calcext:value-type="float">
            <text:p>300425</text:p>
          </table:table-cell>
          <table:table-cell office:value-type="float" office:value="99728" calcext:value-type="float">
            <text:p>99728</text:p>
          </table:table-cell>
          <table:table-cell office:value-type="float" office:value="0.000589162037063288" calcext:value-type="float">
            <text:p>0.000589162037063</text:p>
          </table:table-cell>
          <table:table-cell office:value-type="float" office:value="0.0336615594416814" calcext:value-type="float">
            <text:p>0.033661559441681</text:p>
          </table:table-cell>
          <table:table-cell office:value-type="float" office:value="100843" calcext:value-type="float">
            <text:p>100843</text:p>
          </table:table-cell>
          <table:table-cell office:value-type="float" office:value="0.000606443788716345" calcext:value-type="float">
            <text:p>0.000606443788716</text:p>
          </table:table-cell>
          <table:table-cell office:value-type="float" office:value="0.020318713247325" calcext:value-type="float">
            <text:p>0.020318713247325</text:p>
          </table:table-cell>
          <table:table-cell office:value-type="float" office:value="99854" calcext:value-type="float">
            <text:p>99854</text:p>
          </table:table-cell>
          <table:table-cell office:value-type="float" office:value="0.000626629792365376" calcext:value-type="float">
            <text:p>0.000626629792365</text:p>
          </table:table-cell>
          <table:table-cell office:value-type="float" office:value="0.00814188715524666" calcext:value-type="float">
            <text:p>0.008141887155247</text:p>
          </table:table-cell>
          <table:table-cell office:value-type="float" office:value="0.000607416339867259" calcext:value-type="float">
            <text:p>0.000607416339867</text:p>
          </table:table-cell>
          <table:table-cell office:value-type="float" office:value="0.0207006740451028" calcext:value-type="float">
            <text:p>0.020700674045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9396" calcext:value-type="float">
            <text:p>299396</text:p>
          </table:table-cell>
          <table:table-cell office:value-type="float" office:value="99578" calcext:value-type="float">
            <text:p>99578</text:p>
          </table:table-cell>
          <table:table-cell office:value-type="float" office:value="0.0000904353329804667" calcext:value-type="float">
            <text:p>9.04353329804667E-05</text:p>
          </table:table-cell>
          <table:table-cell office:value-type="float" office:value="0.995792243266585" calcext:value-type="float">
            <text:p>0.995792243266585</text:p>
          </table:table-cell>
          <table:table-cell office:value-type="float" office:value="99598" calcext:value-type="float">
            <text:p>99598</text:p>
          </table:table-cell>
          <table:table-cell office:value-type="float" office:value="0.000284012020301207" calcext:value-type="float">
            <text:p>0.000284012020301</text:p>
          </table:table-cell>
          <table:table-cell office:value-type="float" office:value="0.991907468021446" calcext:value-type="float">
            <text:p>0.991907468021446</text:p>
          </table:table-cell>
          <table:table-cell office:value-type="float" office:value="100220" calcext:value-type="float">
            <text:p>100220</text:p>
          </table:table-cell>
          <table:table-cell office:value-type="float" office:value="0.00172761419164323" calcext:value-type="float">
            <text:p>0.001727614191643</text:p>
          </table:table-cell>
          <table:table-cell office:value-type="float" office:value="0.978776691279186" calcext:value-type="float">
            <text:p>0.978776691279186</text:p>
          </table:table-cell>
          <table:table-cell office:value-type="float" office:value="0.000702861404534372" calcext:value-type="float">
            <text:p>0.000702861404534</text:p>
          </table:table-cell>
          <table:table-cell office:value-type="float" office:value="0.988804125639621" calcext:value-type="float">
            <text:p>0.98880412563962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 =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Generated Packets</text:p>
          </table:table-cell>
          <table:table-cell office:value-type="string" calcext:value-type="string">
            <text:p>Q1#</text:p>
          </table:table-cell>
          <table:table-cell office:value-type="string" calcext:value-type="string">
            <text:p>Q1 Avg Wait</text:p>
          </table:table-cell>
          <table:table-cell office:value-type="string" calcext:value-type="string">
            <text:p>Q1 Drop Rate</text:p>
          </table:table-cell>
          <table:table-cell office:value-type="string" calcext:value-type="string">
            <text:p>Q2#</text:p>
          </table:table-cell>
          <table:table-cell office:value-type="string" calcext:value-type="string">
            <text:p>Q2 Avg Wait</text:p>
          </table:table-cell>
          <table:table-cell office:value-type="string" calcext:value-type="string">
            <text:p>Q2 Drop Rate</text:p>
          </table:table-cell>
          <table:table-cell office:value-type="string" calcext:value-type="string">
            <text:p>Q3#</text:p>
          </table:table-cell>
          <table:table-cell office:value-type="string" calcext:value-type="string">
            <text:p>Q3 Avg Wait</text:p>
          </table:table-cell>
          <table:table-cell office:value-type="string" calcext:value-type="string">
            <text:p>Q3 Drop Rate</text:p>
          </table:table-cell>
          <table:table-cell office:value-type="string" calcext:value-type="string">
            <text:p>Total Avg Wait Time</text:p>
          </table:table-cell>
          <table:table-cell office:value-type="string" calcext:value-type="string">
            <text:p>Total Avg Drop Ra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246" calcext:value-type="float">
            <text:p>299246</text:p>
          </table:table-cell>
          <table:table-cell office:value-type="float" office:value="99891" calcext:value-type="float">
            <text:p>99891</text:p>
          </table:table-cell>
          <table:table-cell office:value-type="float" office:value="0.000425784658384147" calcext:value-type="float">
            <text:p>0.000425784658384</text:p>
          </table:table-cell>
          <table:table-cell office:value-type="float" office:value="0.0245367450521068" calcext:value-type="float">
            <text:p>0.024536745052107</text:p>
          </table:table-cell>
          <table:table-cell office:value-type="float" office:value="99980" calcext:value-type="float">
            <text:p>99980</text:p>
          </table:table-cell>
          <table:table-cell office:value-type="float" office:value="0.000439547263270743" calcext:value-type="float">
            <text:p>0.000439547263271</text:p>
          </table:table-cell>
          <table:table-cell office:value-type="float" office:value="0.0137627525505101" calcext:value-type="float">
            <text:p>0.01376275255051</text:p>
          </table:table-cell>
          <table:table-cell office:value-type="float" office:value="99375" calcext:value-type="float">
            <text:p>99375</text:p>
          </table:table-cell>
          <table:table-cell office:value-type="float" office:value="0.000454295788855571" calcext:value-type="float">
            <text:p>0.000454295788856</text:p>
          </table:table-cell>
          <table:table-cell office:value-type="float" office:value="0.00643018867924528" calcext:value-type="float">
            <text:p>0.006430188679245</text:p>
          </table:table-cell>
          <table:table-cell office:value-type="float" office:value="0.000439850941065152" calcext:value-type="float">
            <text:p>0.000439850941065</text:p>
          </table:table-cell>
          <table:table-cell office:value-type="float" office:value="0.0149241760959211" calcext:value-type="float">
            <text:p>0.01492417609592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714" calcext:value-type="float">
            <text:p>299714</text:p>
          </table:table-cell>
          <table:table-cell office:value-type="float" office:value="99960" calcext:value-type="float">
            <text:p>99960</text:p>
          </table:table-cell>
          <table:table-cell office:value-type="float" office:value="0.000539339237839607" calcext:value-type="float">
            <text:p>0.00053933923784</text:p>
          </table:table-cell>
          <table:table-cell office:value-type="float" office:value="0.0311324529811925" calcext:value-type="float">
            <text:p>0.031132452981193</text:p>
          </table:table-cell>
          <table:table-cell office:value-type="float" office:value="99748" calcext:value-type="float">
            <text:p>99748</text:p>
          </table:table-cell>
          <table:table-cell office:value-type="float" office:value="0.000560169930635801" calcext:value-type="float">
            <text:p>0.000560169930636</text:p>
          </table:table-cell>
          <table:table-cell office:value-type="float" office:value="0.0184164093515659" calcext:value-type="float">
            <text:p>0.018416409351566</text:p>
          </table:table-cell>
          <table:table-cell office:value-type="float" office:value="100006" calcext:value-type="float">
            <text:p>100006</text:p>
          </table:table-cell>
          <table:table-cell office:value-type="float" office:value="0.000574613908379301" calcext:value-type="float">
            <text:p>0.000574613908379</text:p>
          </table:table-cell>
          <table:table-cell office:value-type="float" office:value="0.00745955242685439" calcext:value-type="float">
            <text:p>0.007459552426854</text:p>
          </table:table-cell>
          <table:table-cell office:value-type="float" office:value="0.000558042063356691" calcext:value-type="float">
            <text:p>0.000558042063357</text:p>
          </table:table-cell>
          <table:table-cell office:value-type="float" office:value="0.0190014480471383" calcext:value-type="float">
            <text:p>0.0190014480471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9051" calcext:value-type="float">
            <text:p>299051</text:p>
          </table:table-cell>
          <table:table-cell office:value-type="float" office:value="99272" calcext:value-type="float">
            <text:p>99272</text:p>
          </table:table-cell>
          <table:table-cell office:value-type="float" office:value="0.000369659079025573" calcext:value-type="float">
            <text:p>0.000369659079026</text:p>
          </table:table-cell>
          <table:table-cell office:value-type="float" office:value="0.986814005963414" calcext:value-type="float">
            <text:p>0.986814005963414</text:p>
          </table:table-cell>
          <table:table-cell office:value-type="float" office:value="100077" calcext:value-type="float">
            <text:p>100077</text:p>
          </table:table-cell>
          <table:table-cell office:value-type="float" office:value="0.0010470286075831" calcext:value-type="float">
            <text:p>0.001047028607583</text:p>
          </table:table-cell>
          <table:table-cell office:value-type="float" office:value="0.973940066149065" calcext:value-type="float">
            <text:p>0.973940066149065</text:p>
          </table:table-cell>
          <table:table-cell office:value-type="float" office:value="99702" calcext:value-type="float">
            <text:p>99702</text:p>
          </table:table-cell>
          <table:table-cell office:value-type="float" office:value="0.00611105188964362" calcext:value-type="float">
            <text:p>0.006111051889644</text:p>
          </table:table-cell>
          <table:table-cell office:value-type="float" office:value="0.92561834266113" calcext:value-type="float">
            <text:p>0.92561834266113</text:p>
          </table:table-cell>
          <table:table-cell office:value-type="float" office:value="0.00251048942673781" calcext:value-type="float">
            <text:p>0.002510489426738</text:p>
          </table:table-cell>
          <table:table-cell office:value-type="float" office:value="0.962103453925919" calcext:value-type="float">
            <text:p>0.96210345392591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 = 3.533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1203" calcext:value-type="float">
            <text:p>301203</text:p>
          </table:table-cell>
          <table:table-cell office:value-type="float" office:value="100330" calcext:value-type="float">
            <text:p>100330</text:p>
          </table:table-cell>
          <table:table-cell office:value-type="float" office:value="0.000404250283618531" calcext:value-type="float">
            <text:p>0.000404250283619</text:p>
          </table:table-cell>
          <table:table-cell office:value-type="float" office:value="0.0220273098774046" calcext:value-type="float">
            <text:p>0.022027309877405</text:p>
          </table:table-cell>
          <table:table-cell office:value-type="float" office:value="100797" calcext:value-type="float">
            <text:p>100797</text:p>
          </table:table-cell>
          <table:table-cell office:value-type="float" office:value="0.00041763018622452" calcext:value-type="float">
            <text:p>0.000417630186225</text:p>
          </table:table-cell>
          <table:table-cell office:value-type="float" office:value="0.0138496185402343" calcext:value-type="float">
            <text:p>0.013849618540234</text:p>
          </table:table-cell>
          <table:table-cell office:value-type="float" office:value="100076" calcext:value-type="float">
            <text:p>100076</text:p>
          </table:table-cell>
          <table:table-cell office:value-type="float" office:value="0.000421991235075573" calcext:value-type="float">
            <text:p>0.000421991235076</text:p>
          </table:table-cell>
          <table:table-cell office:value-type="float" office:value="0.00584555737639394" calcext:value-type="float">
            <text:p>0.005845557376394</text:p>
          </table:table-cell>
          <table:table-cell office:value-type="float" office:value="0.0004146223499691" calcext:value-type="float">
            <text:p>0.000414622349969</text:p>
          </table:table-cell>
          <table:table-cell office:value-type="float" office:value="0.0139142040417924" calcext:value-type="float">
            <text:p>0.01391420404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697" calcext:value-type="float">
            <text:p>300697</text:p>
          </table:table-cell>
          <table:table-cell office:value-type="float" office:value="100326" calcext:value-type="float">
            <text:p>100326</text:p>
          </table:table-cell>
          <table:table-cell office:value-type="float" office:value="0.000494450884002864" calcext:value-type="float">
            <text:p>0.000494450884003</text:p>
          </table:table-cell>
          <table:table-cell office:value-type="float" office:value="0.0274405438271236" calcext:value-type="float">
            <text:p>0.027440543827124</text:p>
          </table:table-cell>
          <table:table-cell office:value-type="float" office:value="100313" calcext:value-type="float">
            <text:p>100313</text:p>
          </table:table-cell>
          <table:table-cell office:value-type="float" office:value="0.000514144878373335" calcext:value-type="float">
            <text:p>0.000514144878373</text:p>
          </table:table-cell>
          <table:table-cell office:value-type="float" office:value="0.0169668936229601" calcext:value-type="float">
            <text:p>0.01696689362296</text:p>
          </table:table-cell>
          <table:table-cell office:value-type="float" office:value="100058" calcext:value-type="float">
            <text:p>100058</text:p>
          </table:table-cell>
          <table:table-cell office:value-type="float" office:value="0.000525931462236041" calcext:value-type="float">
            <text:p>0.000525931462236</text:p>
          </table:table-cell>
          <table:table-cell office:value-type="float" office:value="0.00709588438705551" calcext:value-type="float">
            <text:p>0.007095884387056</text:p>
          </table:table-cell>
          <table:table-cell office:value-type="float" office:value="0.00051149610678241" calcext:value-type="float">
            <text:p>0.000511496106782</text:p>
          </table:table-cell>
          <table:table-cell office:value-type="float" office:value="0.0171767593291586" calcext:value-type="float">
            <text:p>0.017176759329159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99769" calcext:value-type="float">
            <text:p>299769</text:p>
          </table:table-cell>
          <table:table-cell office:value-type="float" office:value="99908" calcext:value-type="float">
            <text:p>99908</text:p>
          </table:table-cell>
          <table:table-cell office:value-type="float" office:value="0.00407279910009089" calcext:value-type="float">
            <text:p>0.004072799100091</text:p>
          </table:table-cell>
          <table:table-cell office:value-type="float" office:value="0.370180566120831" calcext:value-type="float">
            <text:p>0.370180566120831</text:p>
          </table:table-cell>
          <table:table-cell office:value-type="float" office:value="100417" calcext:value-type="float">
            <text:p>100417</text:p>
          </table:table-cell>
          <table:table-cell office:value-type="float" office:value="0.00578146919721566" calcext:value-type="float">
            <text:p>0.005781469197216</text:p>
          </table:table-cell>
          <table:table-cell office:value-type="float" office:value="0.271129390441857" calcext:value-type="float">
            <text:p>0.271129390441857</text:p>
          </table:table-cell>
          <table:table-cell office:value-type="float" office:value="99444" calcext:value-type="float">
            <text:p>99444</text:p>
          </table:table-cell>
          <table:table-cell office:value-type="float" office:value="0.00867116093962205" calcext:value-type="float">
            <text:p>0.008671160939622</text:p>
          </table:table-cell>
          <table:table-cell office:value-type="float" office:value="0.137434133783838" calcext:value-type="float">
            <text:p>0.137434133783838</text:p>
          </table:table-cell>
          <table:table-cell office:value-type="float" office:value="0.00617061114841259" calcext:value-type="float">
            <text:p>0.006170611148413</text:p>
          </table:table-cell>
          <table:table-cell office:value-type="float" office:value="0.259790038329514" calcext:value-type="float">
            <text:p>0.25979003832951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K =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Generated Packets</text:p>
          </table:table-cell>
          <table:table-cell office:value-type="string" calcext:value-type="string">
            <text:p>Q1#</text:p>
          </table:table-cell>
          <table:table-cell office:value-type="string" calcext:value-type="string">
            <text:p>Q1 Avg Wait</text:p>
          </table:table-cell>
          <table:table-cell office:value-type="string" calcext:value-type="string">
            <text:p>Q1 Drop Rate</text:p>
          </table:table-cell>
          <table:table-cell office:value-type="string" calcext:value-type="string">
            <text:p>Q2#</text:p>
          </table:table-cell>
          <table:table-cell office:value-type="string" calcext:value-type="string">
            <text:p>Q2 Avg Wait</text:p>
          </table:table-cell>
          <table:table-cell office:value-type="string" calcext:value-type="string">
            <text:p>Q2 Drop Rate</text:p>
          </table:table-cell>
          <table:table-cell office:value-type="string" calcext:value-type="string">
            <text:p>Q3#</text:p>
          </table:table-cell>
          <table:table-cell office:value-type="string" calcext:value-type="string">
            <text:p>Q3 Avg Wait</text:p>
          </table:table-cell>
          <table:table-cell office:value-type="string" calcext:value-type="string">
            <text:p>Q3 Drop Rate</text:p>
          </table:table-cell>
          <table:table-cell office:value-type="string" calcext:value-type="string">
            <text:p>Total Avg Wait Time</text:p>
          </table:table-cell>
          <table:table-cell office:value-type="string" calcext:value-type="string">
            <text:p>Total Avg Drop Ra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908" calcext:value-type="float">
            <text:p>299908</text:p>
          </table:table-cell>
          <table:table-cell office:value-type="float" office:value="99828" calcext:value-type="float">
            <text:p>99828</text:p>
          </table:table-cell>
          <table:table-cell office:value-type="float" office:value="0.00041096128108185" calcext:value-type="float">
            <text:p>0.000410961281082</text:p>
          </table:table-cell>
          <table:table-cell office:value-type="float" office:value="0.0225788355972272" calcext:value-type="float">
            <text:p>0.022578835597227</text:p>
          </table:table-cell>
          <table:table-cell office:value-type="float" office:value="100200" calcext:value-type="float">
            <text:p>100200</text:p>
          </table:table-cell>
          <table:table-cell office:value-type="float" office:value="0.000422998945094797" calcext:value-type="float">
            <text:p>0.000422998945095</text:p>
          </table:table-cell>
          <table:table-cell office:value-type="float" office:value="0.0144011976047904" calcext:value-type="float">
            <text:p>0.01440119760479</text:p>
          </table:table-cell>
          <table:table-cell office:value-type="float" office:value="99880" calcext:value-type="float">
            <text:p>99880</text:p>
          </table:table-cell>
          <table:table-cell office:value-type="float" office:value="0.000434330643367508" calcext:value-type="float">
            <text:p>0.000434330643368</text:p>
          </table:table-cell>
          <table:table-cell office:value-type="float" office:value="0.00580696836203444" calcext:value-type="float">
            <text:p>0.005806968362034</text:p>
          </table:table-cell>
          <table:table-cell office:value-type="float" office:value="0.000422765920635278" calcext:value-type="float">
            <text:p>0.000422765920635</text:p>
          </table:table-cell>
          <table:table-cell office:value-type="float" office:value="0.0142610400522827" calcext:value-type="float">
            <text:p>0.0142610400522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704" calcext:value-type="float">
            <text:p>300704</text:p>
          </table:table-cell>
          <table:table-cell office:value-type="float" office:value="100239" calcext:value-type="float">
            <text:p>100239</text:p>
          </table:table-cell>
          <table:table-cell office:value-type="float" office:value="0.000510790675470031" calcext:value-type="float">
            <text:p>0.00051079067547</text:p>
          </table:table-cell>
          <table:table-cell office:value-type="float" office:value="0.0285617374475005" calcext:value-type="float">
            <text:p>0.028561737447501</text:p>
          </table:table-cell>
          <table:table-cell office:value-type="float" office:value="100401" calcext:value-type="float">
            <text:p>100401</text:p>
          </table:table-cell>
          <table:table-cell office:value-type="float" office:value="0.000527309586415031" calcext:value-type="float">
            <text:p>0.000527309586415</text:p>
          </table:table-cell>
          <table:table-cell office:value-type="float" office:value="0.016583500164341" calcext:value-type="float">
            <text:p>0.016583500164341</text:p>
          </table:table-cell>
          <table:table-cell office:value-type="float" office:value="100064" calcext:value-type="float">
            <text:p>100064</text:p>
          </table:table-cell>
          <table:table-cell office:value-type="float" office:value="0.000539441166856565" calcext:value-type="float">
            <text:p>0.000539441166857</text:p>
          </table:table-cell>
          <table:table-cell office:value-type="float" office:value="0.00715542053086025" calcext:value-type="float">
            <text:p>0.00715542053086</text:p>
          </table:table-cell>
          <table:table-cell office:value-type="float" office:value="0.000525840019502324" calcext:value-type="float">
            <text:p>0.000525840019502</text:p>
          </table:table-cell>
          <table:table-cell office:value-type="float" office:value="0.0174390763009471" calcext:value-type="float">
            <text:p>0.01743907630094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1552" calcext:value-type="float">
            <text:p>301552</text:p>
          </table:table-cell>
          <table:table-cell office:value-type="float" office:value="100679" calcext:value-type="float">
            <text:p>100679</text:p>
          </table:table-cell>
          <table:table-cell office:value-type="float" office:value="0.00299056752230847" calcext:value-type="float">
            <text:p>0.002990567522308</text:p>
          </table:table-cell>
          <table:table-cell office:value-type="float" office:value="0.661001797792986" calcext:value-type="float">
            <text:p>0.661001797792986</text:p>
          </table:table-cell>
          <table:table-cell office:value-type="float" office:value="100732" calcext:value-type="float">
            <text:p>100732</text:p>
          </table:table-cell>
          <table:table-cell office:value-type="float" office:value="0.00571980326839304" calcext:value-type="float">
            <text:p>0.005719803268393</text:p>
          </table:table-cell>
          <table:table-cell office:value-type="float" office:value="0.572002938490251" calcext:value-type="float">
            <text:p>0.572002938490251</text:p>
          </table:table-cell>
          <table:table-cell office:value-type="float" office:value="100141" calcext:value-type="float">
            <text:p>100141</text:p>
          </table:table-cell>
          <table:table-cell office:value-type="float" office:value="0.0160771361119623" calcext:value-type="float">
            <text:p>0.016077136111962</text:p>
          </table:table-cell>
          <table:table-cell office:value-type="float" office:value="0.394563665232023" calcext:value-type="float">
            <text:p>0.394563665232023</text:p>
          </table:table-cell>
          <table:table-cell office:value-type="float" office:value="0.00824811328659155" calcext:value-type="float">
            <text:p>0.008248113286592</text:p>
          </table:table-cell>
          <table:table-cell office:value-type="float" office:value="0.542791956279514" calcext:value-type="float">
            <text:p>0.5427919562795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 =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Generated Packets</text:p>
          </table:table-cell>
          <table:table-cell office:value-type="string" calcext:value-type="string">
            <text:p>Q1#</text:p>
          </table:table-cell>
          <table:table-cell office:value-type="string" calcext:value-type="string">
            <text:p>Q1 Avg Wait</text:p>
          </table:table-cell>
          <table:table-cell office:value-type="string" calcext:value-type="string">
            <text:p>Q1 Drop Rate</text:p>
          </table:table-cell>
          <table:table-cell office:value-type="string" calcext:value-type="string">
            <text:p>Q2#</text:p>
          </table:table-cell>
          <table:table-cell office:value-type="string" calcext:value-type="string">
            <text:p>Q2 Avg Wait</text:p>
          </table:table-cell>
          <table:table-cell office:value-type="string" calcext:value-type="string">
            <text:p>Q2 Drop Rate</text:p>
          </table:table-cell>
          <table:table-cell office:value-type="string" calcext:value-type="string">
            <text:p>Q3#</text:p>
          </table:table-cell>
          <table:table-cell office:value-type="string" calcext:value-type="string">
            <text:p>Q3 Avg Wait</text:p>
          </table:table-cell>
          <table:table-cell office:value-type="string" calcext:value-type="string">
            <text:p>Q3 Drop Rate</text:p>
          </table:table-cell>
          <table:table-cell office:value-type="string" calcext:value-type="string">
            <text:p>Total Avg Wait Time</text:p>
          </table:table-cell>
          <table:table-cell office:value-type="string" calcext:value-type="string">
            <text:p>Total Avg Drop Ra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351" calcext:value-type="float">
            <text:p>300351</text:p>
          </table:table-cell>
          <table:table-cell office:value-type="float" office:value="99883" calcext:value-type="float">
            <text:p>99883</text:p>
          </table:table-cell>
          <table:table-cell office:value-type="float" office:value="0.000377218935737965" calcext:value-type="float">
            <text:p>0.000377218935738</text:p>
          </table:table-cell>
          <table:table-cell office:value-type="float" office:value="0.0208543996475877" calcext:value-type="float">
            <text:p>0.020854399647588</text:p>
          </table:table-cell>
          <table:table-cell office:value-type="float" office:value="99593" calcext:value-type="float">
            <text:p>99593</text:p>
          </table:table-cell>
          <table:table-cell office:value-type="float" office:value="0.000384310467792148" calcext:value-type="float">
            <text:p>0.000384310467792</text:p>
          </table:table-cell>
          <table:table-cell office:value-type="float" office:value="0.0124506742441738" calcext:value-type="float">
            <text:p>0.012450674244174</text:p>
          </table:table-cell>
          <table:table-cell office:value-type="float" office:value="100875" calcext:value-type="float">
            <text:p>100875</text:p>
          </table:table-cell>
          <table:table-cell office:value-type="float" office:value="0.00039495564683566" calcext:value-type="float">
            <text:p>0.000394955646836</text:p>
          </table:table-cell>
          <table:table-cell office:value-type="float" office:value="0.00524411400247832" calcext:value-type="float">
            <text:p>0.005244114002478</text:p>
          </table:table-cell>
          <table:table-cell office:value-type="float" office:value="0.00038552740710597" calcext:value-type="float">
            <text:p>0.000385527407106</text:p>
          </table:table-cell>
          <table:table-cell office:value-type="float" office:value="0.0128249947561353" calcext:value-type="float">
            <text:p>0.0128249947561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801" calcext:value-type="float">
            <text:p>299801</text:p>
          </table:table-cell>
          <table:table-cell office:value-type="float" office:value="100037" calcext:value-type="float">
            <text:p>100037</text:p>
          </table:table-cell>
          <table:table-cell office:value-type="float" office:value="0.000447788025894551" calcext:value-type="float">
            <text:p>0.000447788025895</text:p>
          </table:table-cell>
          <table:table-cell office:value-type="float" office:value="0.0241410678049122" calcext:value-type="float">
            <text:p>0.024141067804912</text:p>
          </table:table-cell>
          <table:table-cell office:value-type="float" office:value="99583" calcext:value-type="float">
            <text:p>99583</text:p>
          </table:table-cell>
          <table:table-cell office:value-type="float" office:value="0.000460359055546922" calcext:value-type="float">
            <text:p>0.000460359055547</text:p>
          </table:table-cell>
          <table:table-cell office:value-type="float" office:value="0.0150828956749646" calcext:value-type="float">
            <text:p>0.015082895674965</text:p>
          </table:table-cell>
          <table:table-cell office:value-type="float" office:value="100181" calcext:value-type="float">
            <text:p>100181</text:p>
          </table:table-cell>
          <table:table-cell office:value-type="float" office:value="0.000471151783592353" calcext:value-type="float">
            <text:p>0.000471151783592</text:p>
          </table:table-cell>
          <table:table-cell office:value-type="float" office:value="0.00626865373673651" calcext:value-type="float">
            <text:p>0.006268653736737</text:p>
          </table:table-cell>
          <table:table-cell office:value-type="float" office:value="0.000459770859360062" calcext:value-type="float">
            <text:p>0.00045977085936</text:p>
          </table:table-cell>
          <table:table-cell office:value-type="float" office:value="0.0151600561705932" calcext:value-type="float">
            <text:p>0.0151600561705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9240" calcext:value-type="float">
            <text:p>299240</text:p>
          </table:table-cell>
          <table:table-cell office:value-type="float" office:value="99994" calcext:value-type="float">
            <text:p>99994</text:p>
          </table:table-cell>
          <table:table-cell office:value-type="float" office:value="0.00142730295298515" calcext:value-type="float">
            <text:p>0.001427302952985</text:p>
          </table:table-cell>
          <table:table-cell office:value-type="float" office:value="0.0841950517031022" calcext:value-type="float">
            <text:p>0.084195051703102</text:p>
          </table:table-cell>
          <table:table-cell office:value-type="float" office:value="99665" calcext:value-type="float">
            <text:p>99665</text:p>
          </table:table-cell>
          <table:table-cell office:value-type="float" office:value="0.00153317119130403" calcext:value-type="float">
            <text:p>0.001533171191304</text:p>
          </table:table-cell>
          <table:table-cell office:value-type="float" office:value="0.0514222645863643" calcext:value-type="float">
            <text:p>0.051422264586364</text:p>
          </table:table-cell>
          <table:table-cell office:value-type="float" office:value="99581" calcext:value-type="float">
            <text:p>99581</text:p>
          </table:table-cell>
          <table:table-cell office:value-type="float" office:value="0.00162812921127124" calcext:value-type="float">
            <text:p>0.001628129211271</text:p>
          </table:table-cell>
          <table:table-cell office:value-type="float" office:value="0.0221829465460279" calcext:value-type="float">
            <text:p>0.022182946546028</text:p>
          </table:table-cell>
          <table:table-cell office:value-type="float" office:value="0.00152939437658641" calcext:value-type="float">
            <text:p>0.001529394376586</text:p>
          </table:table-cell>
          <table:table-cell office:value-type="float" office:value="0.0526433631867397" calcext:value-type="float">
            <text:p>0.0526433631867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 = 10.048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347" calcext:value-type="float">
            <text:p>300347</text:p>
          </table:table-cell>
          <table:table-cell office:value-type="float" office:value="100233" calcext:value-type="float">
            <text:p>100233</text:p>
          </table:table-cell>
          <table:table-cell office:value-type="float" office:value="0.000362190009657089" calcext:value-type="float">
            <text:p>0.000362190009657</text:p>
          </table:table-cell>
          <table:table-cell office:value-type="float" office:value="0.020222880687997" calcext:value-type="float">
            <text:p>0.020222880687997</text:p>
          </table:table-cell>
          <table:table-cell office:value-type="float" office:value="100577" calcext:value-type="float">
            <text:p>100577</text:p>
          </table:table-cell>
          <table:table-cell office:value-type="float" office:value="0.000374885586699553" calcext:value-type="float">
            <text:p>0.0003748855867</text:p>
          </table:table-cell>
          <table:table-cell office:value-type="float" office:value="0.0120504687950525" calcext:value-type="float">
            <text:p>0.012050468795053</text:p>
          </table:table-cell>
          <table:table-cell office:value-type="float" office:value="99537" calcext:value-type="float">
            <text:p>99537</text:p>
          </table:table-cell>
          <table:table-cell office:value-type="float" office:value="0.000379675456017053" calcext:value-type="float">
            <text:p>0.000379675456017</text:p>
          </table:table-cell>
          <table:table-cell office:value-type="float" office:value="0.0050835367752695" calcext:value-type="float">
            <text:p>0.00508353677527</text:p>
          </table:table-cell>
          <table:table-cell office:value-type="float" office:value="0.00037223616269518" calcext:value-type="float">
            <text:p>0.000372236162695</text:p>
          </table:table-cell>
          <table:table-cell office:value-type="float" office:value="0.0124689109596567" calcext:value-type="float">
            <text:p>0.01246891095965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159" calcext:value-type="float">
            <text:p>299159</text:p>
          </table:table-cell>
          <table:table-cell office:value-type="float" office:value="99964" calcext:value-type="float">
            <text:p>99964</text:p>
          </table:table-cell>
          <table:table-cell office:value-type="float" office:value="0.000431798831557942" calcext:value-type="float">
            <text:p>0.000431798831558</text:p>
          </table:table-cell>
          <table:table-cell office:value-type="float" office:value="0.0231983514065063" calcext:value-type="float">
            <text:p>0.023198351406506</text:p>
          </table:table-cell>
          <table:table-cell office:value-type="float" office:value="99516" calcext:value-type="float">
            <text:p>99516</text:p>
          </table:table-cell>
          <table:table-cell office:value-type="float" office:value="0.000440638751537804" calcext:value-type="float">
            <text:p>0.000440638751538</text:p>
          </table:table-cell>
          <table:table-cell office:value-type="float" office:value="0.0148619317496684" calcext:value-type="float">
            <text:p>0.014861931749668</text:p>
          </table:table-cell>
          <table:table-cell office:value-type="float" office:value="99679" calcext:value-type="float">
            <text:p>99679</text:p>
          </table:table-cell>
          <table:table-cell office:value-type="float" office:value="0.000451812667369911" calcext:value-type="float">
            <text:p>0.00045181266737</text:p>
          </table:table-cell>
          <table:table-cell office:value-type="float" office:value="0.00585880676973084" calcext:value-type="float">
            <text:p>0.005858806769731</text:p>
          </table:table-cell>
          <table:table-cell office:value-type="float" office:value="0.000441408011347335" calcext:value-type="float">
            <text:p>0.000441408011347</text:p>
          </table:table-cell>
          <table:table-cell office:value-type="float" office:value="0.0146477291340057" calcext:value-type="float">
            <text:p>0.01464772913400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300861" calcext:value-type="float">
            <text:p>300861</text:p>
          </table:table-cell>
          <table:table-cell office:value-type="float" office:value="99792" calcext:value-type="float">
            <text:p>99792</text:p>
          </table:table-cell>
          <table:table-cell office:value-type="float" office:value="0.00116045369225339" calcext:value-type="float">
            <text:p>0.001160453692253</text:p>
          </table:table-cell>
          <table:table-cell office:value-type="float" office:value="0.0675605258938592" calcext:value-type="float">
            <text:p>0.067560525893859</text:p>
          </table:table-cell>
          <table:table-cell office:value-type="float" office:value="100812" calcext:value-type="float">
            <text:p>100812</text:p>
          </table:table-cell>
          <table:table-cell office:value-type="float" office:value="0.00123676691338935" calcext:value-type="float">
            <text:p>0.001236766913389</text:p>
          </table:table-cell>
          <table:table-cell office:value-type="float" office:value="0.0424155854461771" calcext:value-type="float">
            <text:p>0.042415585446177</text:p>
          </table:table-cell>
          <table:table-cell office:value-type="float" office:value="100257" calcext:value-type="float">
            <text:p>100257</text:p>
          </table:table-cell>
          <table:table-cell office:value-type="float" office:value="0.00130763399251622" calcext:value-type="float">
            <text:p>0.001307633992516</text:p>
          </table:table-cell>
          <table:table-cell office:value-type="float" office:value="0.0175648583141327" calcext:value-type="float">
            <text:p>0.017564858314133</text:p>
          </table:table-cell>
          <table:table-cell office:value-type="float" office:value="0.00123507002276024" calcext:value-type="float">
            <text:p>0.00123507002276</text:p>
          </table:table-cell>
          <table:table-cell office:value-type="float" office:value="0.0424747640937177" calcext:value-type="float">
            <text:p>0.0424747640937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 =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Generated Packets</text:p>
          </table:table-cell>
          <table:table-cell office:value-type="string" calcext:value-type="string">
            <text:p>Q1#</text:p>
          </table:table-cell>
          <table:table-cell office:value-type="string" calcext:value-type="string">
            <text:p>Q1 Avg Wait</text:p>
          </table:table-cell>
          <table:table-cell office:value-type="string" calcext:value-type="string">
            <text:p>Q1 Drop Rate</text:p>
          </table:table-cell>
          <table:table-cell office:value-type="string" calcext:value-type="string">
            <text:p>Q2#</text:p>
          </table:table-cell>
          <table:table-cell office:value-type="string" calcext:value-type="string">
            <text:p>Q2 Avg Wait</text:p>
          </table:table-cell>
          <table:table-cell office:value-type="string" calcext:value-type="string">
            <text:p>Q2 Drop Rate</text:p>
          </table:table-cell>
          <table:table-cell office:value-type="string" calcext:value-type="string">
            <text:p>Q3#</text:p>
          </table:table-cell>
          <table:table-cell office:value-type="string" calcext:value-type="string">
            <text:p>Q3 Avg Wait</text:p>
          </table:table-cell>
          <table:table-cell office:value-type="string" calcext:value-type="string">
            <text:p>Q3 Drop Rate</text:p>
          </table:table-cell>
          <table:table-cell office:value-type="string" calcext:value-type="string">
            <text:p>Total Avg Wait Time</text:p>
          </table:table-cell>
          <table:table-cell office:value-type="string" calcext:value-type="string">
            <text:p>Total Avg Drop Ra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466" calcext:value-type="float">
            <text:p>300466</text:p>
          </table:table-cell>
          <table:table-cell office:value-type="float" office:value="100306" calcext:value-type="float">
            <text:p>100306</text:p>
          </table:table-cell>
          <table:table-cell office:value-type="float" office:value="0.000352612332762341" calcext:value-type="float">
            <text:p>0.000352612332762</text:p>
          </table:table-cell>
          <table:table-cell office:value-type="float" office:value="0.0195302374733316" calcext:value-type="float">
            <text:p>0.019530237473332</text:p>
          </table:table-cell>
          <table:table-cell office:value-type="float" office:value="100061" calcext:value-type="float">
            <text:p>100061</text:p>
          </table:table-cell>
          <table:table-cell office:value-type="float" office:value="0.00036025780795393" calcext:value-type="float">
            <text:p>0.000360257807954</text:p>
          </table:table-cell>
          <table:table-cell office:value-type="float" office:value="0.0116329039286036" calcext:value-type="float">
            <text:p>0.011632903928604</text:p>
          </table:table-cell>
          <table:table-cell office:value-type="float" office:value="100099" calcext:value-type="float">
            <text:p>100099</text:p>
          </table:table-cell>
          <table:table-cell office:value-type="float" office:value="0.000365229205232001" calcext:value-type="float">
            <text:p>0.000365229205232</text:p>
          </table:table-cell>
          <table:table-cell office:value-type="float" office:value="0.00478526259003586" calcext:value-type="float">
            <text:p>0.004785262590036</text:p>
          </table:table-cell>
          <table:table-cell office:value-type="float" office:value="0.000359361682806893" calcext:value-type="float">
            <text:p>0.000359361682807</text:p>
          </table:table-cell>
          <table:table-cell office:value-type="float" office:value="0.0119880452363995" calcext:value-type="float">
            <text:p>0.01198804523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797" calcext:value-type="float">
            <text:p>300797</text:p>
          </table:table-cell>
          <table:table-cell office:value-type="float" office:value="100260" calcext:value-type="float">
            <text:p>100260</text:p>
          </table:table-cell>
          <table:table-cell office:value-type="float" office:value="0.000408068866071209" calcext:value-type="float">
            <text:p>0.000408068866071</text:p>
          </table:table-cell>
          <table:table-cell office:value-type="float" office:value="0.0222421703570716" calcext:value-type="float">
            <text:p>0.022242170357072</text:p>
          </table:table-cell>
          <table:table-cell office:value-type="float" office:value="100279" calcext:value-type="float">
            <text:p>100279</text:p>
          </table:table-cell>
          <table:table-cell office:value-type="float" office:value="0.000417543393579736" calcext:value-type="float">
            <text:p>0.00041754339358</text:p>
          </table:table-cell>
          <table:table-cell office:value-type="float" office:value="0.013193190997118" calcext:value-type="float">
            <text:p>0.013193190997118</text:p>
          </table:table-cell>
          <table:table-cell office:value-type="float" office:value="100258" calcext:value-type="float">
            <text:p>100258</text:p>
          </table:table-cell>
          <table:table-cell office:value-type="float" office:value="0.000427302807900538" calcext:value-type="float">
            <text:p>0.000427302807901</text:p>
          </table:table-cell>
          <table:table-cell office:value-type="float" office:value="0.00573520317580642" calcext:value-type="float">
            <text:p>0.005735203175806</text:p>
          </table:table-cell>
          <table:table-cell office:value-type="float" office:value="0.000417638285593191" calcext:value-type="float">
            <text:p>0.000417638285593</text:p>
          </table:table-cell>
          <table:table-cell office:value-type="float" office:value="0.0137235411257426" calcext:value-type="float">
            <text:p>0.0137235411257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0524" calcext:value-type="float">
            <text:p>300524</text:p>
          </table:table-cell>
          <table:table-cell office:value-type="float" office:value="100167" calcext:value-type="float">
            <text:p>100167</text:p>
          </table:table-cell>
          <table:table-cell office:value-type="float" office:value="0.000945923275261083" calcext:value-type="float">
            <text:p>0.000945923275261</text:p>
          </table:table-cell>
          <table:table-cell office:value-type="float" office:value="0.052931604220951" calcext:value-type="float">
            <text:p>0.052931604220951</text:p>
          </table:table-cell>
          <table:table-cell office:value-type="float" office:value="100076" calcext:value-type="float">
            <text:p>100076</text:p>
          </table:table-cell>
          <table:table-cell office:value-type="float" office:value="0.000984905410279499" calcext:value-type="float">
            <text:p>0.00098490541028</text:p>
          </table:table-cell>
          <table:table-cell office:value-type="float" office:value="0.0324453415404293" calcext:value-type="float">
            <text:p>0.032445341540429</text:p>
          </table:table-cell>
          <table:table-cell office:value-type="float" office:value="100281" calcext:value-type="float">
            <text:p>100281</text:p>
          </table:table-cell>
          <table:table-cell office:value-type="float" office:value="0.00103019349614271" calcext:value-type="float">
            <text:p>0.001030193496143</text:p>
          </table:table-cell>
          <table:table-cell office:value-type="float" office:value="0.0137413867033636" calcext:value-type="float">
            <text:p>0.013741386703364</text:p>
          </table:table-cell>
          <table:table-cell office:value-type="float" office:value="0.000987024412489176" calcext:value-type="float">
            <text:p>0.000987024412489</text:p>
          </table:table-cell>
          <table:table-cell office:value-type="float" office:value="0.0330323035764199" calcext:value-type="float">
            <text:p>0.0330323035764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ambda = 5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0465573689834503" calcext:value-type="float">
            <text:p>0.000465573689835</text:p>
          </table:table-cell>
          <table:table-cell office:value-type="float" office:value="0.0153280605249902" calcext:value-type="float">
            <text:p>0.015328060524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0439850941065152" calcext:value-type="float">
            <text:p>0.000439850941065</text:p>
          </table:table-cell>
          <table:table-cell office:value-type="float" office:value="0.0149241760959211" calcext:value-type="float">
            <text:p>0.0149241760959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0422765920635278" calcext:value-type="float">
            <text:p>0.000422765920635</text:p>
          </table:table-cell>
          <table:table-cell office:value-type="float" office:value="0.0139142040417924" calcext:value-type="float">
            <text:p>0.0139142040417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533" calcext:value-type="float">
            <text:p>3.533</text:p>
          </table:table-cell>
          <table:table-cell office:value-type="float" office:value="0.0004146223499691" calcext:value-type="float">
            <text:p>0.000414622349969</text:p>
          </table:table-cell>
          <table:table-cell office:value-type="float" office:value="0.0142610400522827" calcext:value-type="float">
            <text:p>0.0142610400522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038552740710597" calcext:value-type="float">
            <text:p>0.000385527407106</text:p>
          </table:table-cell>
          <table:table-cell office:value-type="float" office:value="0.0128249947561353" calcext:value-type="float">
            <text:p>0.0128249947561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.048" calcext:value-type="float">
            <text:p>10.048</text:p>
          </table:table-cell>
          <table:table-cell office:value-type="float" office:value="0.00037223616269518" calcext:value-type="float">
            <text:p>0.000372236162695</text:p>
          </table:table-cell>
          <table:table-cell office:value-type="float" office:value="0.0124689109596567" calcext:value-type="float">
            <text:p>0.01246891095965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0359361682806893" calcext:value-type="float">
            <text:p>0.000359361682807</text:p>
          </table:table-cell>
          <table:table-cell office:value-type="float" office:value="0.0119880452363995" calcext:value-type="float">
            <text:p>0.0119880452364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ambda = 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0607416339867259" calcext:value-type="float">
            <text:p>0.000607416339867</text:p>
          </table:table-cell>
          <table:table-cell office:value-type="float" office:value="0.0207006740451028" calcext:value-type="float">
            <text:p>0.0207006740451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0558042063356691" calcext:value-type="float">
            <text:p>0.000558042063357</text:p>
          </table:table-cell>
          <table:table-cell office:value-type="float" office:value="0.0190014480471383" calcext:value-type="float">
            <text:p>0.0190014480471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0525840019502324" calcext:value-type="float">
            <text:p>0.000525840019502</text:p>
          </table:table-cell>
          <table:table-cell office:value-type="float" office:value="0.0171767593291586" calcext:value-type="float">
            <text:p>0.0171767593291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533" calcext:value-type="float">
            <text:p>3.533</text:p>
          </table:table-cell>
          <table:table-cell office:value-type="float" office:value="0.00051149610678241" calcext:value-type="float">
            <text:p>0.000511496106782</text:p>
          </table:table-cell>
          <table:table-cell office:value-type="float" office:value="0.0174390763009471" calcext:value-type="float">
            <text:p>0.0174390763009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0459770859360062" calcext:value-type="float">
            <text:p>0.00045977085936</text:p>
          </table:table-cell>
          <table:table-cell office:value-type="float" office:value="0.0151600561705932" calcext:value-type="float">
            <text:p>0.0151600561705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.048" calcext:value-type="float">
            <text:p>10.048</text:p>
          </table:table-cell>
          <table:table-cell office:value-type="float" office:value="0.000441408011347335" calcext:value-type="float">
            <text:p>0.000441408011347</text:p>
          </table:table-cell>
          <table:table-cell office:value-type="float" office:value="0.0146477291340057" calcext:value-type="float">
            <text:p>0.014647729134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0417638285593191" calcext:value-type="float">
            <text:p>0.000417638285593</text:p>
          </table:table-cell>
          <table:table-cell office:value-type="float" office:value="0.0137235411257426" calcext:value-type="float">
            <text:p>0.013723541125743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ambda = 1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0702861404534372" calcext:value-type="float">
            <text:p>0.000702861404534</text:p>
          </table:table-cell>
          <table:table-cell office:value-type="float" office:value="0.988804125639621" calcext:value-type="float">
            <text:p>0.9888041256396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251048942673781" calcext:value-type="float">
            <text:p>0.002510489426738</text:p>
          </table:table-cell>
          <table:table-cell office:value-type="float" office:value="0.962103453925919" calcext:value-type="float">
            <text:p>0.9621034539259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824811328659155" calcext:value-type="float">
            <text:p>0.008248113286592</text:p>
          </table:table-cell>
          <table:table-cell office:value-type="float" office:value="0.75269225221" calcext:value-type="float">
            <text:p>0.752692252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533" calcext:value-type="float">
            <text:p>3.533</text:p>
          </table:table-cell>
          <table:table-cell office:value-type="float" office:value="0.00617061114841259" calcext:value-type="float">
            <text:p>0.006170611148413</text:p>
          </table:table-cell>
          <table:table-cell office:value-type="float" office:value="0.542791956279514" calcext:value-type="float">
            <text:p>0.5427919562795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6162716127" calcext:value-type="float">
            <text:p>0.006162716127</text:p>
          </table:table-cell>
          <table:table-cell office:value-type="float" office:value="0.202868238386268" calcext:value-type="float">
            <text:p>0.2028682383862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252939437658641" calcext:value-type="float">
            <text:p>0.002529394376586</text:p>
          </table:table-cell>
          <table:table-cell office:value-type="float" office:value="0.0526433631867397" calcext:value-type="float">
            <text:p>0.052643363186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.048" calcext:value-type="float">
            <text:p>10.048</text:p>
          </table:table-cell>
          <table:table-cell office:value-type="float" office:value="0.00123507002276024" calcext:value-type="float">
            <text:p>0.00123507002276</text:p>
          </table:table-cell>
          <table:table-cell office:value-type="float" office:value="0.0424747640937177" calcext:value-type="float">
            <text:p>0.0424747640937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0987024412489176" calcext:value-type="float">
            <text:p>0.000987024412489</text:p>
          </table:table-cell>
          <table:table-cell office:value-type="float" office:value="0.0330323035764199" calcext:value-type="float">
            <text:p>0.033032303576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3:18:20.609174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3:19:59.695070048</dc:date>
    <meta:editing-duration>PT14M28S</meta:editing-duration>
    <meta:editing-cycles>6</meta:editing-cycles>
    <meta:generator>LibreOffice/6.0.7.3$Linux_X86_64 LibreOffice_project/00m0$Build-3</meta:generator>
    <meta:document-statistic meta:table-count="1" meta:cell-count="4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16cm" svg:y="0.316cm" chart:style-name="ch2">
          <text:p>Average Wait Time vs K  (Lambda = 500)</text:p>
        </chart:title>
        <chart:plot-area chart:style-name="ch3" chart:data-source-has-labels="both" svg:x="1.331cm" svg:y="1.275cm" svg:width="14.349cm" svg:height="6.564cm">
          <chartooo:coordinate-region svg:x="2.614cm" svg:y="1.474cm" svg:width="12.694cm" svg:height="5.718cm"/>
          <chart:axis chart:dimension="x" chart:name="primary-x" chart:style-name="ch4" chartooo:axis-type="auto">
            <chart:title svg:x="8.342cm" svg:y="8.019cm" chart:style-name="ch5">
              <text:p>K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6.202cm" chart:style-name="ch6">
              <text:p>Average Wait Time (s)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465573689834503">
                <text:p>0.000465573689834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39850941065152">
                <text:p>0.000439850941065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422765920635278">
                <text:p>0.000422765920635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3">
                <text:p>3.533</text:p>
              </table:table-cell>
              <table:table-cell office:value-type="float" office:value="0.0004146223499691">
                <text:p>0.0004146223499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0038552740710597">
                <text:p>0.00038552740710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48">
                <text:p>10.048</text:p>
              </table:table-cell>
              <table:table-cell office:value-type="float" office:value="0.00037223616269518">
                <text:p>0.00037223616269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00359361682806893">
                <text:p>0.000359361682806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8cm" svg:height="9.157cm" xlink:href=".." xlink:type="simple" chart:class="chart:scatter" chart:style-name="ch1">
        <chart:title svg:x="3.784cm" svg:y="0.319cm" chart:style-name="ch2">
          <text:p>Average Wait Times vs K (Lambda = 5000)</text:p>
        </chart:title>
        <chart:plot-area chart:style-name="ch3" table:cell-range-address="k1.D59:k1.E65" svg:x="1.336cm" svg:y="1.281cm" svg:width="14.619cm" svg:height="6.712cm">
          <chartooo:coordinate-region svg:x="2.619cm" svg:y="1.48cm" svg:width="13.15cm" svg:height="5.866cm"/>
          <chart:axis chart:dimension="x" chart:name="primary-x" chart:style-name="ch4">
            <chart:title svg:x="8.482cm" svg:y="8.176cm" chart:style-name="ch5">
              <text:p>K</text:p>
            </chart:title>
          </chart:axis>
          <chart:axis chart:dimension="y" chart:name="primary-y" chart:style-name="ch4">
            <chart:title svg:x="0.451cm" svg:y="6.282cm" chart:style-name="ch6">
              <text:p>Average Wait Time (s)</text:p>
            </chart:title>
            <chart:grid chart:style-name="ch7" chart:class="major"/>
          </chart:axis>
          <chart:series chart:style-name="ch8" chart:values-cell-range-address="k1.E59:k1.E65" chart:class="chart:scatter">
            <chart:domain table:cell-range-address="k1.D59:k1.D65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1.D59:k1.D65</svg:desc>
                </draw:g>
              </table:table-cell>
              <table:table-cell office:value-type="float" office:value="0.000607416339867259">
                <text:p>0.000607416339867259</text:p>
                <draw:g>
                  <svg:desc>k1.E59:k1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558042063356691">
                <text:p>0.000558042063356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525840019502324">
                <text:p>0.000525840019502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3">
                <text:p>3.533</text:p>
              </table:table-cell>
              <table:table-cell office:value-type="float" office:value="0.00051149610678241">
                <text:p>0.00051149610678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00459770859360062">
                <text:p>0.000459770859360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48">
                <text:p>10.048</text:p>
              </table:table-cell>
              <table:table-cell office:value-type="float" office:value="0.000441408011347335">
                <text:p>0.000441408011347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00417638285593191">
                <text:p>0.000417638285593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2cm" svg:height="9.236cm" xlink:href=".." xlink:type="simple" chart:class="chart:scatter" chart:style-name="ch1">
        <chart:title svg:x="3.854cm" svg:y="0.32cm" chart:style-name="ch2">
          <text:p>Average Wait Time vs K (Lambda = 10000)</text:p>
        </chart:title>
        <chart:plot-area chart:style-name="ch3" table:cell-range-address="k1.D69:k1.E76" svg:x="1.339cm" svg:y="1.283cm" svg:width="14.753cm" svg:height="6.788cm">
          <chartooo:coordinate-region svg:x="2.437cm" svg:y="1.483cm" svg:width="13.468cm" svg:height="5.941cm"/>
          <chart:axis chart:dimension="x" chart:name="primary-x" chart:style-name="ch4">
            <chart:title svg:x="8.552cm" svg:y="8.255cm" chart:style-name="ch5">
              <text:p>K</text:p>
            </chart:title>
          </chart:axis>
          <chart:axis chart:dimension="y" chart:name="primary-y" chart:style-name="ch4">
            <chart:title svg:x="0.451cm" svg:y="6.322cm" chart:style-name="ch6">
              <text:p>Average Wait Time (s)</text:p>
            </chart:title>
            <chart:grid chart:style-name="ch7" chart:class="major"/>
          </chart:axis>
          <chart:series chart:style-name="ch8" chart:values-cell-range-address="k1.E69:k1.E76" chart:class="chart:scatter">
            <chart:domain table:cell-range-address="k1.D69:k1.D7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1.D69:k1.D76</svg:desc>
                </draw:g>
              </table:table-cell>
              <table:table-cell office:value-type="float" office:value="0.000702861404534372">
                <text:p>0.000702861404534372</text:p>
                <draw:g>
                  <svg:desc>k1.E69:k1.E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51048942673781">
                <text:p>0.00251048942673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824811328659155">
                <text:p>0.00824811328659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3">
                <text:p>3.533</text:p>
              </table:table-cell>
              <table:table-cell office:value-type="float" office:value="0.00617061114841259">
                <text:p>0.00617061114841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6162716127">
                <text:p>0.006162716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252939437658641">
                <text:p>0.00252939437658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48">
                <text:p>10.048</text:p>
              </table:table-cell>
              <table:table-cell office:value-type="float" office:value="0.00123507002276024">
                <text:p>0.00123507002276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987024412489176">
                <text:p>0.000987024412489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87cm" xlink:href=".." xlink:type="simple" chart:class="chart:scatter" chart:style-name="ch1">
        <chart:title svg:x="4.771cm" svg:y="0.315cm" chart:style-name="ch2">
          <text:p>Drop Rate vs K (Lambda = 500)</text:p>
        </chart:title>
        <chart:plot-area chart:style-name="ch3" table:cell-range-address="k1.D45:k1.D51 k1.F45:k1.F51" svg:x="1.331cm" svg:y="1.273cm" svg:width="14.356cm" svg:height="6.554cm">
          <chartooo:coordinate-region svg:x="2.429cm" svg:y="1.472cm" svg:width="13.071cm" svg:height="5.708cm"/>
          <chart:axis chart:dimension="x" chart:name="primary-x" chart:style-name="ch4">
            <chart:title svg:x="8.346cm" svg:y="8.006cm" chart:style-name="ch5">
              <text:p>K</text:p>
            </chart:title>
          </chart:axis>
          <chart:axis chart:dimension="y" chart:name="primary-y" chart:style-name="ch4">
            <chart:title svg:x="0.451cm" svg:y="5.348cm" chart:style-name="ch6">
              <text:p>Drop Rate</text:p>
            </chart:title>
            <chart:grid chart:style-name="ch7" chart:class="major"/>
          </chart:axis>
          <chart:series chart:style-name="ch8" chart:values-cell-range-address="k1.F45:k1.F51" chart:class="chart:scatter">
            <chart:domain table:cell-range-address="k1.D45:k1.D51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1.D45:k1.D51</svg:desc>
                </draw:g>
              </table:table-cell>
              <table:table-cell office:value-type="float" office:value="0.0153280605249902">
                <text:p>0.0153280605249902</text:p>
                <draw:g>
                  <svg:desc>k1.F45:k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49241760959211">
                <text:p>0.0149241760959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39142040417924">
                <text:p>0.0139142040417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3">
                <text:p>3.533</text:p>
              </table:table-cell>
              <table:table-cell office:value-type="float" office:value="0.0142610400522827">
                <text:p>0.0142610400522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128249947561353">
                <text:p>0.012824994756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48">
                <text:p>10.048</text:p>
              </table:table-cell>
              <table:table-cell office:value-type="float" office:value="0.0124689109596567">
                <text:p>0.0124689109596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119880452363995">
                <text:p>0.01198804523639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Drop Rate vs K (Lambda = 5000)</text:p>
        </chart:title>
        <chart:plot-area chart:style-name="ch3" table:cell-range-address="k1.D59:k1.D65 k1.F59:k1.F65" svg:x="1.331cm" svg:y="1.275cm" svg:width="14.349cm" svg:height="6.564cm">
          <chartooo:coordinate-region svg:x="2.429cm" svg:y="1.474cm" svg:width="13.064cm" svg:height="5.718cm"/>
          <chart:axis chart:dimension="x" chart:name="primary-x" chart:style-name="ch4">
            <chart:title svg:x="8.342cm" svg:y="8.019cm" chart:style-name="ch5">
              <text:p>K</text:p>
            </chart:title>
          </chart:axis>
          <chart:axis chart:dimension="y" chart:name="primary-y" chart:style-name="ch4">
            <chart:title svg:x="0.451cm" svg:y="5.355cm" chart:style-name="ch6">
              <text:p>Drop Rate</text:p>
            </chart:title>
            <chart:grid chart:style-name="ch7" chart:class="major"/>
          </chart:axis>
          <chart:series chart:style-name="ch8" chart:values-cell-range-address="k1.F59:k1.F65" chart:class="chart:scatter">
            <chart:domain table:cell-range-address="k1.D59:k1.D65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1.D59:k1.D65</svg:desc>
                </draw:g>
              </table:table-cell>
              <table:table-cell office:value-type="float" office:value="0.0207006740451028">
                <text:p>0.0207006740451028</text:p>
                <draw:g>
                  <svg:desc>k1.F59:k1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90014480471383">
                <text:p>0.0190014480471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71767593291586">
                <text:p>0.0171767593291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3">
                <text:p>3.533</text:p>
              </table:table-cell>
              <table:table-cell office:value-type="float" office:value="0.0174390763009471">
                <text:p>0.0174390763009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151600561705932">
                <text:p>0.0151600561705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48">
                <text:p>10.048</text:p>
              </table:table-cell>
              <table:table-cell office:value-type="float" office:value="0.0146477291340057">
                <text:p>0.014647729134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137235411257426">
                <text:p>0.01372354112574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87cm" xlink:href=".." xlink:type="simple" chart:class="chart:scatter" chart:style-name="ch1">
        <chart:title svg:x="4.533cm" svg:y="0.315cm" chart:style-name="ch2">
          <text:p>Drop Rate vs K (Lambda = 10000)</text:p>
        </chart:title>
        <chart:plot-area chart:style-name="ch3" table:cell-range-address="k1.D69:k1.D76 k1.F69:k1.F76" svg:x="1.331cm" svg:y="1.273cm" svg:width="14.356cm" svg:height="6.554cm">
          <chartooo:coordinate-region svg:x="2.058cm" svg:y="1.472cm" svg:width="13.442cm" svg:height="5.708cm"/>
          <chart:axis chart:dimension="x" chart:name="primary-x" chart:style-name="ch4">
            <chart:title svg:x="8.346cm" svg:y="8.006cm" chart:style-name="ch5">
              <text:p>K</text:p>
            </chart:title>
          </chart:axis>
          <chart:axis chart:dimension="y" chart:name="primary-y" chart:style-name="ch4">
            <chart:title svg:x="0.451cm" svg:y="5.348cm" chart:style-name="ch6">
              <text:p>Drop Rate</text:p>
            </chart:title>
            <chart:grid chart:style-name="ch7" chart:class="major"/>
          </chart:axis>
          <chart:series chart:style-name="ch8" chart:values-cell-range-address="k1.F69:k1.F76" chart:class="chart:scatter">
            <chart:domain table:cell-range-address="k1.D69:k1.D7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1.D69:k1.D76</svg:desc>
                </draw:g>
              </table:table-cell>
              <table:table-cell office:value-type="float" office:value="0.988804125639621">
                <text:p>0.988804125639621</text:p>
                <draw:g>
                  <svg:desc>k1.F69:k1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2103453925919">
                <text:p>0.962103453925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5269225221">
                <text:p>0.7526922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3">
                <text:p>3.533</text:p>
              </table:table-cell>
              <table:table-cell office:value-type="float" office:value="0.542791956279514">
                <text:p>0.542791956279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02868238386268">
                <text:p>0.202868238386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526433631867397">
                <text:p>0.0526433631867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48">
                <text:p>10.048</text:p>
              </table:table-cell>
              <table:table-cell office:value-type="float" office:value="0.0424747640937177">
                <text:p>0.0424747640937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30323035764199">
                <text:p>0.03303230357641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